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4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width="0cm" draw:fill="solid" draw:fill-color="#ccf0cc" draw:fill-hatch-solid="false" draw:textarea-horizontal-align="center" draw:textarea-vertical-align="middle" draw:shadow="hidden" draw:shadow-offset-x="0.305cm" draw:shadow-offset-y="0.305cm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7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5cm" fo:min-width="1.336cm" draw:shadow="hidden"/>
    </style:style>
    <style:style style:name="gr8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9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0" style:family="graphic" style:parent-style-name="standard">
      <style:graphic-properties svg:stroke-color="#0084d1" draw:marker-end="Arrow" draw:marker-end-width="0.3cm" draw:fill="solid" draw:fill-color="#0084d1" draw:textarea-horizontal-align="center" draw:textarea-vertical-align="middle"/>
    </style:style>
    <style:style style:name="gr1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5cm" fo:min-width="7.158cm" draw:shadow="hidden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13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14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415cm" fo:min-width="6.8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.965cm"/>
    </style:style>
    <style:style style:name="gr18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1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699cm" fo:min-width="1.718cm" draw:shadow="hidden"/>
    </style:style>
    <style:style style:name="gr20" style:family="graphic" style:parent-style-name="standard">
      <style:graphic-properties draw:stroke="solid" svg:stroke-width="0cm" draw:fill="solid" draw:fill-color="#f0f0cc" draw:fill-hatch-solid="false" draw:textarea-horizontal-align="center" draw:textarea-vertical-align="middle" draw:shadow="hidden"/>
    </style:style>
    <style:style style:name="gr2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22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23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637cm"/>
    </style:style>
    <style:style style:name="gr25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89cm" fo:min-width="7.158cm" draw:shadow="hidden"/>
    </style:style>
    <style:style style:name="gr27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183cm" fo:min-width="7.158cm" draw:shadow="hidden"/>
    </style:style>
    <style:style style:name="gr29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3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1cm" fo:min-width="1.551cm"/>
    </style:style>
    <style:style style:name="gr3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471cm" fo:min-width="1.551cm"/>
    </style:style>
    <style:style style:name="gr3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3cm" fo:min-width="2.699cm" draw:shadow="hidden"/>
    </style:style>
    <style:style style:name="gr3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89cm" fo:min-width="2.66cm" draw:shadow="hidden"/>
    </style:style>
    <style:style style:name="gr3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35" style:family="graphic" style:parent-style-name="standard">
      <style:graphic-properties draw:stroke="solid" svg:stroke-width="0cm" draw:fill="none" draw:fill-color="#ccf0cc" draw:fill-hatch-solid="false" draw:textarea-horizontal-align="center" draw:textarea-vertical-align="middle" draw:shadow="hidden" draw:shadow-offset-x="0.305cm" draw:shadow-offset-y="0.305cm"/>
    </style:style>
    <style:style style:name="gr3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13cm" fo:min-width="1.14cm" draw:shadow="hidden"/>
    </style:style>
    <style:style style:name="gr3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3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39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40" style:family="graphic" style:parent-style-name="standard">
      <style:graphic-properties draw:stroke="solid" svg:stroke-width="0cm" svg:stroke-color="#008000" draw:marker-end="" draw:marker-end-width="0.3cm" draw:fill="solid" draw:fill-color="#ff00ff" draw:textarea-horizontal-align="center" draw:textarea-vertical-align="middle" draw:shadow="hidden"/>
    </style:style>
    <style:style style:name="gr4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89cm" fo:min-width="1.416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1" style:family="paragraph">
      <style:paragraph-properties fo:margin-left="0cm" fo:margin-right="0cm" fo:line-height="100%" fo:text-align="center" fo:text-indent="0cm"/>
    </style:style>
    <style:style style:name="P12" style:family="paragraph">
      <style:text-properties fo:color="#808080" fo:font-family="Arial" style:font-family-generic="swiss" style:font-pitch="variable"/>
    </style:style>
    <style:style style:name="P13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style:paragraph-properties fo:margin-left="0cm" fo:margin-right="0cm" fo:text-indent="0cm"/>
      <style:text-properties fo:color="#663399" fo:font-family="Arial" style:font-family-generic="swiss" style:font-pitch="variable" fo:font-size="10pt"/>
    </style:style>
    <style:style style:name="P16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P17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8" style:family="paragraph">
      <style:paragraph-properties fo:margin-left="0cm" fo:margin-right="0cm" fo:text-indent="0cm"/>
      <style:text-properties fo:color="#0084d1" fo:font-family="Arial" style:font-family-generic="swiss" style:font-pitch="variable" fo:font-size="10pt"/>
    </style:style>
    <style:style style:name="P19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P20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21" style:family="paragraph">
      <style:paragraph-properties fo:margin-left="0cm" fo:margin-right="0cm" fo:text-indent="0cm"/>
      <style:text-properties fo:color="#008000" fo:font-family="Arial" style:font-family-generic="swiss" style:font-pitch="variable" fo:font-size="8pt" style:font-size-asian="8pt" style:font-size-complex="8pt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ff0000" fo:font-family="Arial" style:font-family-generic="swiss" style:font-pitch="variable" fo:font-size="10pt"/>
    </style:style>
    <style:style style:name="T4" style:family="text">
      <style:text-properties fo:font-family="Arial" style:font-family-generic="swiss" style:font-pitch="variable" fo:font-size="10pt"/>
    </style:style>
    <style:style style:name="T5" style:family="text">
      <style:text-properties fo:color="#800080" fo:font-family="Arial" style:font-family-generic="swiss" style:font-pitch="variable" fo:font-size="10pt"/>
    </style:style>
    <style:style style:name="T6" style:family="text">
      <style:text-properties fo:color="#808080" fo:font-family="Arial" style:font-family-generic="swiss" style:font-pitch="variable" fo:font-weight="normal"/>
    </style:style>
    <style:style style:name="T7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8" style:family="text">
      <style:text-properties fo:color="#808080" fo:font-family="Arial" style:font-family-generic="swiss" style:font-pitch="variable"/>
    </style:style>
    <style:style style:name="T9" style:family="text">
      <style:text-properties fo:color="#999999" fo:font-family="Arial" style:font-family-generic="swiss" style:font-pitch="variable" fo:font-size="16pt"/>
    </style:style>
    <style:style style:name="T10" style:family="text">
      <style:text-properties fo:color="#198a8a" fo:font-family="Arial" style:font-family-generic="swiss" style:font-pitch="variable" fo:font-size="10pt"/>
    </style:style>
    <style:style style:name="T11" style:family="text">
      <style:text-properties fo:color="#808080" fo:font-family="Arial" style:font-family-generic="swiss" style:font-pitch="variable" fo:font-size="12pt" fo:font-weight="normal"/>
    </style:style>
    <style:style style:name="T12" style:family="text">
      <style:text-properties fo:color="#0000ff" fo:font-family="Arial" style:font-family-generic="swiss" style:font-pitch="variable" fo:font-size="10pt"/>
    </style:style>
    <style:style style:name="T13" style:family="text">
      <style:text-properties fo:color="#0084d1" fo:font-family="Arial" style:font-family-generic="swiss" style:font-pitch="variable" fo:font-size="10pt"/>
    </style:style>
    <style:style style:name="T14" style:family="text">
      <style:text-properties fo:color="#008000" fo:font-family="Arial" style:font-family-generic="swiss" style:font-pitch="variable" fo:font-size="10pt"/>
    </style:style>
    <style:style style:name="T15" style:family="text">
      <style:text-properties fo:color="#008000" fo:font-family="Arial" style:font-family-generic="swiss" style:font-pitch="variable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905cm" svg:x="1.693cm" svg:y="1.693cm">
              <text:p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frame draw:style-name="gr3" draw:text-style-name="P4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/>
            </draw:rect>
          </draw:g>
          <draw:line draw:style-name="gr4" draw:text-style-name="P1" draw:layer="layout" svg:x1="3.581cm" svg:y1="3.28cm" svg:x2="2.964cm" svg:y2="3.28cm">
            <text:p/>
          </draw:line>
          <draw:g>
            <draw:rect draw:style-name="gr5" draw:text-style-name="P1" draw:layer="layout" svg:width="2.275cm" svg:height="0.635cm" svg:x="3.581cm" svg:y="2.963cm">
              <text:p/>
            </draw:rect>
            <draw:frame draw:style-name="gr6" draw:text-style-name="P5" draw:layer="layout" svg:width="1.98cm" svg:height="0.539cm" svg:x="3.781cm" svg:y="3.059cm">
              <draw:text-box>
                <text:p text:style-name="P2"><text:span text:style-name="T2">VirtualGL</text:span></text:p>
              </draw:text-box>
            </draw:frame>
          </draw:g>
        </draw:g>
        <draw:frame draw:style-name="gr7" draw:text-style-name="P6" draw:layer="layout" svg:width="1.336cm" svg:height="0.395cm" svg:x="0.723cm" svg:y="5.518cm">
          <draw:text-box>
            <text:p text:style-name="P2"><text:span text:style-name="T3">OpenGL</text:span></text:p>
          </draw:text-box>
        </draw:frame>
        <draw:line draw:style-name="gr8" draw:text-style-name="P1" draw:layer="layout" svg:x1="9.313cm" svg:y1="1.058cm" svg:x2="9.313cm" svg:y2="9.313cm">
          <text:p/>
        </draw:line>
        <draw:line draw:style-name="gr9" draw:text-style-name="P1" draw:layer="layout" svg:x1="2.11cm" svg:y1="3.598cm" svg:x2="2.11cm" svg:y2="6.773cm">
          <text:p/>
        </draw:line>
        <draw:line draw:style-name="gr10" draw:text-style-name="P1" draw:layer="layout" svg:x1="5.185cm" svg:y1="3.598cm" svg:x2="5.185cm" svg:y2="4.55cm">
          <text:p/>
        </draw:line>
        <draw:frame draw:style-name="gr11" draw:text-style-name="P7" draw:layer="layout" svg:width="1.923cm" svg:height="0.395cm" svg:x="8.39cm" svg:y="1.71cm">
          <draw:text-box>
            <text:p text:style-name="P2"><text:span text:style-name="T4">X11 Events</text:span></text:p>
          </draw:text-box>
        </draw:frame>
        <draw:frame draw:style-name="gr12" draw:text-style-name="P8" draw:layer="layout" svg:width="2.462cm" svg:height="0.397cm" svg:x="8.045cm" svg:y="2.883cm">
          <draw:text-box>
            <text:p text:style-name="P2"><text:span text:style-name="T5">X11 commands</text:span></text:p>
          </draw:text-box>
        </draw:frame>
        <draw:line draw:style-name="gr13" draw:text-style-name="P1" draw:layer="layout" svg:x1="7.408cm" svg:y1="2.201cm" svg:x2="10.964cm" svg:y2="2.201cm">
          <text:p/>
        </draw:line>
        <draw:line draw:style-name="gr14" draw:text-style-name="P1" draw:layer="layout" svg:x1="7.408cm" svg:y1="2.709cm" svg:x2="10.964cm" svg:y2="2.709cm">
          <text:p/>
        </draw:line>
        <draw:line draw:style-name="gr10" draw:text-style-name="P1" draw:layer="layout" svg:x1="5.185cm" svg:y1="4.548cm" svg:x2="10.9cm" svg:y2="4.548cm">
          <text:p/>
        </draw:line>
        <draw:line draw:style-name="gr15" draw:text-style-name="P1" draw:layer="layout" svg:x1="13.303cm" svg:y1="4.218cm" svg:x2="13.303cm" svg:y2="3.278cm">
          <text:p/>
        </draw:line>
        <draw:frame draw:style-name="gr16" draw:text-style-name="P10" draw:layer="layout" svg:width="6.877cm" svg:height="1.415cm" svg:x="1.104cm" svg:y="8.041cm">
          <draw:text-box>
            <text:p text:style-name="P9"><text:span text:style-name="T6">Application Server</text:span><text:span text:style-name="T6"><text:line-break/></text:span><text:span text:style-name="T7">(VirtualGL Server)</text:span></text:p>
          </draw:text-box>
        </draw:frame>
        <draw:frame draw:style-name="gr17" draw:text-style-name="P12" draw:layer="layout" svg:width="4.003cm" svg:height="1.889cm" svg:x="10.49cm" svg:y="7.173cm">
          <draw:text-box>
            <text:p text:style-name="P11"><text:span text:style-name="T8">TurboVNC</text:span><text:span text:style-name="T8"><text:line-break/></text:span><text:span text:style-name="T8">Host</text:span></text:p>
          </draw:text-box>
        </draw:frame>
        <draw:g>
          <draw:rect draw:style-name="gr18" draw:text-style-name="P1" draw:layer="layout" svg:width="2.823cm" svg:height="1.583cm" svg:x="10.965cm" svg:y="1.693cm">
            <text:p/>
          </draw:rect>
          <draw:frame draw:style-name="gr19" draw:text-style-name="P3" draw:layer="layout" svg:width="2.763cm" svg:height="1.699cm" svg:x="11.025cm" svg:y="1.694cm">
            <draw:text-box>
              <text:p text:style-name="P9"><text:span text:style-name="T1">TurboVNCSession</text:span></text:p>
            </draw:text-box>
          </draw:frame>
        </draw:g>
        <draw:line draw:style-name="gr8" draw:text-style-name="P1" draw:layer="layout" svg:x1="15.413cm" svg:y1="1.059cm" svg:x2="15.413cm" svg:y2="9.314cm">
          <text:p/>
        </draw:line>
        <draw:g>
          <draw:rect draw:style-name="gr20" draw:text-style-name="P1" draw:layer="layout" svg:width="4.362cm" svg:height="1.27cm" svg:x="17.101cm" svg:y="1.704cm">
            <text:p/>
          </draw:rect>
          <draw:frame draw:style-name="gr21" draw:text-style-name="P3" draw:layer="layout" svg:width="4.036cm" svg:height="1.269cm" svg:x="17.192cm" svg:y="1.705cm">
            <draw:text-box>
              <text:p text:style-name="P2"><text:span text:style-name="T1">VNC Viewer 0</text:span></text:p>
            </draw:text-box>
          </draw:frame>
        </draw:g>
        <draw:g>
          <draw:rect draw:style-name="gr22" draw:text-style-name="P1" draw:layer="layout" svg:width="4.362cm" svg:height="0.635cm" svg:x="17.101cm" svg:y="3.634cm">
            <text:p/>
          </draw:rect>
          <draw:frame draw:style-name="gr23" draw:text-style-name="P13" draw:layer="layout" svg:width="4.036cm" svg:height="0.634cm" svg:x="17.192cm" svg:y="3.635cm">
            <draw:text-box>
              <text:p text:style-name="P2"><text:span text:style-name="T9">VNC Viewer 1</text:span></text:p>
            </draw:text-box>
          </draw:frame>
        </draw:g>
        <draw:g>
          <draw:rect draw:style-name="gr22" draw:text-style-name="P1" draw:layer="layout" svg:width="4.362cm" svg:height="0.635cm" svg:x="17.101cm" svg:y="5.446cm">
            <text:p/>
          </draw:rect>
          <draw:frame draw:style-name="gr23" draw:text-style-name="P13" draw:layer="layout" svg:width="4.036cm" svg:height="0.634cm" svg:x="17.192cm" svg:y="5.447cm">
            <draw:text-box>
              <text:p text:style-name="P2"><text:span text:style-name="T9">VNC Viewer N</text:span></text:p>
            </draw:text-box>
          </draw:frame>
        </draw:g>
        <draw:frame draw:style-name="gr24" draw:layer="layout" svg:width="0.637cm" svg:height="0.937cm" svg:x="18.987cm" svg:y="4.18cm">
          <draw:text-box>
            <text:p text:style-name="P2">...</text:p>
          </draw:text-box>
        </draw:frame>
        <draw:line draw:style-name="gr25" draw:text-style-name="P1" draw:layer="layout" svg:x1="13.788cm" svg:y1="2.873cm" svg:x2="17.088cm" svg:y2="2.873cm">
          <text:p/>
        </draw:line>
        <draw:frame draw:style-name="gr26" draw:text-style-name="P7" draw:layer="layout" svg:width="1.862cm" svg:height="0.789cm" svg:x="15.226cm" svg:y="1.656cm">
          <draw:text-box>
            <text:p text:style-name="P14"><text:span text:style-name="T4">KB/ mouse</text:span><text:span text:style-name="T4"><text:line-break/></text:span><text:span text:style-name="T4">events</text:span></text:p>
          </draw:text-box>
        </draw:frame>
        <draw:line draw:style-name="gr27" draw:text-style-name="P1" draw:layer="layout" svg:x1="17.088cm" svg:y1="2.068cm" svg:x2="13.788cm" svg:y2="2.068cm">
          <text:p/>
        </draw:line>
        <draw:frame draw:style-name="gr28" draw:text-style-name="P15" draw:layer="layout" svg:width="3.033cm" svg:height="1.183cm" svg:x="14.02cm" svg:y="3.661cm">
          <draw:text-box>
            <text:p text:style-name="P2"><text:span text:style-name="T10">image stream</text:span></text:p>
            <text:p text:style-name="P2"><text:span text:style-name="T10">encoded using</text:span></text:p>
            <text:p text:style-name="P2"><text:span text:style-name="T10">RFB protocol</text:span></text:p>
          </draw:text-box>
        </draw:frame>
        <draw:line draw:style-name="gr29" draw:text-style-name="P1" draw:layer="layout" svg:x1="13.788cm" svg:y1="2.898cm" svg:x2="17.088cm" svg:y2="5.703cm">
          <text:p/>
        </draw:line>
        <draw:line draw:style-name="gr29" draw:text-style-name="P1" draw:layer="layout" svg:x1="13.788cm" svg:y1="2.898cm" svg:x2="17.088cm" svg:y2="4.053cm">
          <text:p/>
        </draw:line>
        <draw:frame draw:style-name="gr30" draw:text-style-name="P16" draw:layer="layout" svg:width="1.551cm" svg:height="0.941cm" svg:x="8.504cm" svg:y="9.442cm">
          <draw:text-box>
            <text:p text:style-name="P9"><text:span text:style-name="T11">Server</text:span><text:span text:style-name="T11"><text:line-break/></text:span><text:span text:style-name="T11">Network</text:span></text:p>
          </draw:text-box>
        </draw:frame>
        <draw:frame draw:style-name="gr31" draw:text-style-name="P16" draw:layer="layout" svg:width="1.551cm" svg:height="0.471cm" svg:x="14.618cm" svg:y="9.433cm">
          <draw:text-box>
            <text:p text:style-name="P9"><text:span text:style-name="T11">Network</text:span></text:p>
          </draw:text-box>
        </draw:frame>
        <draw:g>
          <draw:rect draw:style-name="gr5" draw:text-style-name="P1" draw:layer="layout" svg:width="2.888cm" svg:height="1.27cm" svg:x="10.9cm" svg:y="4.233cm">
            <text:p/>
          </draw:rect>
          <draw:frame draw:style-name="gr32" draw:text-style-name="P3" draw:layer="layout" svg:width="2.475cm" svg:height="1.263cm" svg:x="11.148cm" svg:y="4.236cm">
            <draw:text-box>
              <text:p text:style-name="P9"><text:span text:style-name="T1">VirtualGL Client</text:span></text:p>
            </draw:text-box>
          </draw:frame>
        </draw:g>
        <draw:frame draw:style-name="gr33" draw:text-style-name="P17" draw:layer="layout" svg:width="2.66cm" svg:height="0.789cm" svg:x="10.456cm" svg:y="3.381cm">
          <draw:text-box>
            <text:p text:style-name="P2"><text:span text:style-name="T12">rendered frames</text:span></text:p>
            <text:p text:style-name="P2"><text:span text:style-name="T12">(uncompressed)</text:span></text:p>
          </draw:text-box>
        </draw:frame>
        <draw:frame draw:style-name="gr34" draw:text-style-name="P18" draw:layer="layout" svg:width="6.032cm" svg:height="0.952cm" svg:x="5.668cm" svg:y="4.651cm">
          <draw:text-box>
            <text:p text:style-name="P2"><text:span text:style-name="T13">(optional compression)</text:span></text:p>
          </draw:text-box>
        </draw:frame>
        <draw:frame draw:style-name="gr34" draw:text-style-name="P18" draw:layer="layout" svg:width="4.762cm" svg:height="0.952cm" svg:x="6.32cm" svg:y="4.133cm">
          <draw:text-box>
            <text:p text:style-name="P2"><text:span text:style-name="T13">VGL Transport</text:span></text:p>
          </draw:text-box>
        </draw:frame>
        <draw:g>
          <draw:rect draw:style-name="gr35" draw:text-style-name="P1" draw:layer="layout" svg:width="1.27cm" svg:height="0.635cm" svg:x="1.694cm" svg:y="2.964cm">
            <text:p/>
          </draw:rect>
          <draw:frame draw:style-name="gr36" draw:text-style-name="P19" draw:layer="layout" svg:width="1.2cm" svg:height="0.513cm" svg:x="1.783cm" svg:y="3.056cm">
            <draw:text-box>
              <text:p text:style-name="P11"><text:span text:style-name="T2">libGL</text:span></text:p>
            </draw:text-box>
          </draw:frame>
        </draw:g>
        <draw:g>
          <draw:g>
            <draw:rect draw:style-name="gr1" draw:text-style-name="P1" draw:layer="layout" svg:width="3.414cm" svg:height="0.635cm" svg:x="3.979cm" svg:y="6.138cm">
              <text:p/>
            </draw:rect>
            <draw:frame draw:style-name="gr37" draw:text-style-name="P3" draw:layer="layout" svg:width="3.31cm" svg:height="0.632cm" svg:x="4.098cm" svg:y="6.138cm">
              <draw:text-box>
                <text:p text:style-name="P2"><text:span text:style-name="T1">3D X Server</text:span></text:p>
              </draw:text-box>
            </draw:frame>
          </draw:g>
          <draw:g>
            <draw:rect draw:style-name="gr1" draw:text-style-name="P1" draw:layer="layout" svg:width="5.697cm" svg:height="0.635cm" svg:x="1.693cm" svg:y="6.773cm">
              <text:p/>
            </draw:rect>
            <draw:frame draw:style-name="gr38" draw:text-style-name="P3" draw:layer="layout" svg:width="4.537cm" svg:height="0.632cm" svg:x="1.812cm" svg:y="6.776cm">
              <draw:text-box>
                <text:p text:style-name="P2"><text:span text:style-name="T1">GPU Driver</text:span></text:p>
              </draw:text-box>
            </draw:frame>
          </draw:g>
        </draw:g>
        <draw:line draw:style-name="gr10" draw:text-style-name="P1" draw:layer="layout" svg:x1="5.185cm" svg:y1="3.598cm" svg:x2="5.185cm" svg:y2="4.55cm">
          <text:p/>
        </draw:line>
        <draw:line draw:style-name="gr39" draw:text-style-name="P1" draw:layer="layout" svg:x1="4.659cm" svg:y1="3.598cm" svg:x2="4.659cm" svg:y2="6.138cm">
          <text:p/>
        </draw:line>
        <draw:frame draw:style-name="gr11" draw:text-style-name="P20" draw:layer="layout" svg:width="1.032cm" svg:height="0.395cm" svg:x="4.74cm" svg:y="5.235cm">
          <draw:text-box>
            <text:p text:style-name="P2"><text:span text:style-name="T14">GLX</text:span></text:p>
          </draw:text-box>
        </draw:frame>
        <draw:line draw:style-name="gr40" draw:text-style-name="P1" draw:layer="layout" svg:x1="4.159cm" svg:y1="3.598cm" svg:x2="4.159cm" svg:y2="5.63cm">
          <text:p/>
        </draw:line>
        <draw:frame draw:style-name="gr11" draw:text-style-name="P20" draw:layer="layout" svg:width="1.032cm" svg:height="0.395cm" svg:x="3.243cm" svg:y="5.67cm">
          <draw:text-box>
            <text:p text:style-name="P2"><text:span text:style-name="T14">EGL</text:span></text:p>
          </draw:text-box>
        </draw:frame>
        <draw:line draw:style-name="gr40" draw:text-style-name="P1" draw:layer="layout" svg:x1="4.159cm" svg:y1="5.63cm" svg:x2="3.143cm" svg:y2="5.63cm">
          <text:p/>
        </draw:line>
        <draw:line draw:style-name="gr39" draw:text-style-name="P1" draw:layer="layout" svg:x1="3.143cm" svg:y1="5.63cm" svg:x2="3.143cm" svg:y2="6.773cm">
          <text:p/>
        </draw:line>
        <draw:frame draw:style-name="gr11" draw:text-style-name="P21" draw:layer="layout" svg:width="1.032cm" svg:height="0.395cm" svg:x="4.286cm" svg:y="5.291cm">
          <draw:text-box>
            <text:p text:style-name="P2"><text:span text:style-name="T15">or</text:span></text:p>
          </draw:text-box>
        </draw:frame>
        <draw:line draw:style-name="gr4" draw:text-style-name="P1" draw:layer="layout" svg:x1="2.471cm" svg:y1="3.599cm" svg:x2="2.471cm" svg:y2="6.774cm">
          <text:p/>
        </draw:line>
        <draw:frame draw:style-name="gr41" draw:text-style-name="P17" draw:layer="layout" svg:width="1.416cm" svg:height="0.789cm" svg:x="2.562cm" svg:y="4.491cm">
          <draw:text-box>
            <text:p text:style-name="P2"><text:span text:style-name="T12">rendered</text:span><text:span text:style-name="T12"><text:line-break/></text:span><text:span text:style-name="T12">fram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8$Unix OpenOffice.org_project/418m3$Build-9803</meta:generator>
    <meta:creation-date>2004-08-26T14:18:38</meta:creation-date>
    <dc:creator>D R C</dc:creator>
    <dc:date>2021-12-21T22:14:27</dc:date>
    <meta:editing-cycles>30</meta:editing-cycles>
    <meta:editing-duration>PT6H29M52S</meta:editing-duration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